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tatingLogFile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tatingLogFile.compareTo( RotatingLogFil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tatingLogFile.parseNa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otatingLogFile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tatingLogFile.listFiles( File directory , final String bas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otatingLogFile.ro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tatingLogFile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tatingLogFil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tatingLogFile.RotatingLogFile( File directory , String bas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